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6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 Dr Morais/</text:p>
      <text:p text:style-name="P2">546 N 5./</text:p>
      <text:p text:style-name="P2">Philad<text:span text:style-name="T2">a</text:span><text:span text:style-name="T3">./</text:span></text:p>
      <text:p text:style-name="P2"><text:span text:style-name="T3">Penna./</text:span></text:p>
      <text:p text:style-name="P2"><text:span text:style-name="T3"/></text:p>
      <text:p text:style-name="P2"><text:span text:style-name="T3">[Page 2]</text:span></text:p>
      <text:p text:style-name="P2"><text:span text:style-name="T3">My dear Sir.--I have been pushed what with Mr Nietos address--the work,/ and [?], that I have not been able to apologise[sic!] for rushing as/ I did convention day. <text:s/>I had a wedding 4.30; and had to rush off./ <text:s/>Mr Stern has left $20,000 for charity. <text:s/>We propose to apply on behalf of/ Seminary, will you authorise[sic!] your signature? <text:s/>Blumenthal, Newburger,/ Drachman, Wise and I sign. <text:s/>If I do not receive a despatch[sic!] from you, I/ shall take it for granted that you authorise[sic!] me to sign your name./ <text:s/>Do not mind Wise's attacks in this weeks [?]/</text:span></text:p>
      <text:p text:style-name="P2"><text:span text:style-name="T3"><text:tab/>Kindest regard to all/ Yrs/ Pereira Mende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1:19:45.59</meta:creation-date>
    <meta:document-statistic meta:table-count="0" meta:image-count="0" meta:object-count="0" meta:page-count="2" meta:paragraph-count="68" meta:word-count="280" meta:character-count="1899"/>
    <dc:date>2012-01-24T11:45:27.75</dc:date>
    <dc:creator>Penn Libraries</dc:creator>
    <meta:editing-duration>PT00H10M32S</meta:editing-duration>
    <meta:editing-cycles>1</meta:editing-cycles>
    <meta:generator>OpenOffice.org/3.2$Win32 OpenOffice.org_project/320m12$Build-9483</meta:generator>
  </office:meta>
</office:document-meta>
</file>